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l" fo:country="GR" officeooo:rsid="001f613b" officeooo:paragraph-rsid="001f613b"/>
    </style:style>
    <style:style style:name="P2" style:family="paragraph" style:parent-style-name="Standard">
      <style:text-properties fo:language="el" fo:country="GR" officeooo:rsid="001f613b" officeooo:paragraph-rsid="00280d74"/>
    </style:style>
    <style:style style:name="P3" style:family="paragraph" style:parent-style-name="Standard">
      <style:text-properties fo:language="el" fo:country="GR" officeooo:rsid="00280d74" officeooo:paragraph-rsid="00280d74"/>
    </style:style>
    <style:style style:name="T1" style:family="text">
      <style:text-properties officeooo:rsid="00237dbb"/>
    </style:style>
    <style:style style:name="T2" style:family="text">
      <style:text-properties officeooo:rsid="00280d74"/>
    </style:style>
    <style:style style:name="T3" style:family="text">
      <style:text-properties officeooo:rsid="002894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STEM PROGRAMMING PROJECT <text:span text:style-name="T3">3</text:span></text:p>
      <text:p text:style-name="P1">ΧΙΟΝΙΔΗΣ ΑΛΕΞΑΝΔΡΟΣ</text:p>
      <text:p text:style-name="P1">1115201400226</text:p>
      <text:p text:style-name="P1"/>
      <text:p text:style-name="P1"><text:tab/><text:span text:style-name="T2">Αρχικά, για να υπάρξει σύνδεση για queries ανάμεσα στο whoServer και στους workers, πρέπει να γίνει define η IP του worker στην αρχή του whoServer κώδικα, πριν το compile. Αυτό συμβαίνει γιατί δεν κατάφερα να βρω την IP του worker και να τη στέλνω στο whoServer κατά την εκτέλεση. </text:span></text:p>
      <text:p text:style-name="P2"><text:tab/><text:span text:style-name="T2">Η σειρά για να υπάρξει επικοινωνία ανάμεσα στα προγράμματα είναι συγκεκριμένη. Πρώτα τρέχουμε το whoServer (με περισσότερα numThreads από τους workers και από τα querythreads) και στη συνέχεια τρέχουμε το master πρόγραμμα. Λόγω της select συνάρτησης έχω βάλει ένα χρονικό περιορισμό στα 10 δευτερόλεπτα για τη σύνδεση (όμοια και στις υπόλοιπες συνδέσεις). Αφού συνδεθεί ο κάθε worker του master προγράμματος, στέλνει στο whoServer τα statistics και στη συνέχεια περιμένει συνδέσεις από το whoServer για να δεχθεί τα queries. Σημειώνεται πως για τα statistics έχω βάλει delimiters για το τέλος ενός μηνύματος (@) και για το τέλος γενικά από έναν worker ($). Στη συνέχεια τρέχουμε το whoClient πρόγραμμα που συνδέεται στο whoServer (ο οποίος περιμένει συνδέσεις) και του στέλνει μαζικά τα queries και στη συνέχεια ο whoServer συνδέεται με τους workers και προωθεί στον καθέναν τους το query. Έπειτα, ο <text:s/>whoServer μαζεύει και επεξεργάζεται τις απαντήσεις του κάθε worker για το κάθε ερώτημα, εκτυπώνει το query με την απάντησή του στο stdout και προωθεί την ίδια απάντηση στο whoClient. </text:span></text:p>
      <text:p text:style-name="P3"><text:tab/>Στο όλο project έχουν γίνει αρκετές παραδοχές. Αρχικά τα threads δημιουργούνται, κάνουν την αντίστοιχη δουλειά τους και “πεθαίνουν”. Δεν λειτουργούν επαναληπτικά. Πχ αν δοθούν 10 threads στο whoClient, θα διαβάσουν 10 queries από το input, ανεξαρτήτως πόσα queries εχει μέσα. Επίσης το buffer size και στα δύο προγράμματα δεν αξιοποιείται κάπου, αφού στο μεν master, η επικοινωνία δε γίνεται με chunked messages και στο whoServer έχει χρησιμοποιηθεί απλή queue κι όχι circular (όπως ξεγελάει και η βιβλιοθήκη που έχω ονομάσει). Τέλος, ορισμένες απαντήσεις από τους workers, δεν επεξεργάζονται πολύ καλά από το whoServer, με αποτέλεσμα να έχουν και <text:s/>λίγα έξτρα bytes στις απαντήσεις (στη diseaseFrequency χωρίς country). Το topk query δεν έχει υλοποιηθεί.</text:p>
      <text:p text:style-name="P3"><text:tab/>Στις δομές τώρα, έχω χρησιμοποιήσει τις ίδιες ακριβώς δομές με τη δεύτερη εργασία στους workers και απλές δομές για να κρατάω στα άλλα προγράμματα file descriptors (και Port number). Έχω δηλαδή μία απλή linked list για να κρατάω τις εγγραφές στο worker μαζί με κάποιους πίνακες που κρατάνε τις χώρες και τις ημερομηνίες (τις ημερομηνίες τις κάνω sort για να τις διαβάζω με σειρά όπως ζητήθηκε), έχω μία συνδεδεμένη λίστα για να κρατάω fd που επιστρέφουν οι συναρτήσεις σύνδεσης και τα Ports που στέλνουν οι workers, καθώς και μία στοίβα που παίζει το ρόλο του circular buffer (οπως αναφέρθηκε παραπάνω).</text:p>
      <text:p text:style-name="P2"><text:tab/><text:span text:style-name="T2">Τέλος το makefile βγάζει αρκετά warnings (κυρίως λόγω unused variables), αλλά όπως καταλαβαίνετε από τη μέρα που του στέλνω δεν είχα χρόνο να τα διαγράψω.</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9T17:06:27.005355422</meta:creation-date>
    <dc:date>2020-06-25T20:53:45.990008580</dc:date>
    <meta:editing-duration>PT38M51S</meta:editing-duration>
    <meta:editing-cycles>6</meta:editing-cycles>
    <meta:generator>LibreOffice/6.0.7.3$Linux_X86_64 LibreOffice_project/00m0$Build-3</meta:generator>
    <meta:document-statistic meta:table-count="0" meta:image-count="0" meta:object-count="0" meta:page-count="1" meta:paragraph-count="8" meta:word-count="462" meta:character-count="2941" meta:non-whitespace-character-count="2478"/>
  </office:meta>
</office:document-meta>
</file>